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orphans="2" fo:text-indent="0cm" style:auto-text-indent="false" fo:background-color="#ffffff" fo:padding="0cm" fo:border="none">
        <style:background-image/>
      </style:paragraph-properties>
      <style:text-properties fo:color="#000000" fo:font-size="8pt" fo:background-color="#ffffff" style:font-size-asian="8pt" style:font-size-complex="8pt"/>
    </style:style>
    <style:style style:name="T1" style:family="text">
      <style:text-properties fo:font-variant="normal" fo:text-transform="none" style:text-line-through-style="none" style:font-name="Consolas" fo:letter-spacing="normal" fo:font-style="normal" style:text-underline-style="none" fo:font-weight="normal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-------------------------------------------------------------------------------------------------------------</text:span></text:p>
      <text:p text:style-name="P1"><text:span text:style-name="T1"/></text:p>
      <text:p text:style-name="P1"><text:span text:style-name="T1"><text:s/>███┐ <text:s text:c="2"/>███┐ █████┐ ███┐ <text:s/>██┐██┐ █████┐ <text:s/>██████┐ <text:s text:c="3"/>███┐ <text:s text:c="2"/>███┐ █████┐ ███┐ <text:s/>██┐ ██████┐██┐ ██████┐ ███┐ <text:s/>██┐</text:span></text:p>
      <text:p text:style-name="P1"><text:span text:style-name="T1"><text:s/>████┐ ████│██┌──██┐████┐ ██│██│██┌──██┐██┌────┘ <text:s text:c="3"/>████┐ ████│██┌──██┐████┐ ██│██┌────┘██│██┌───██┐████┐ ██│</text:span></text:p>
      <text:p text:style-name="P1"><text:span text:style-name="T1"><text:s/>██┌████┌██│███████│██┌██┐██│██│███████│██│ <text:s text:c="8"/>██┌████┌██│███████│██┌██┐██│└█████┐ ██│██│ <text:s text:c="2"/>██│██┌██┐██│</text:span></text:p>
      <text:p text:style-name="P1"><text:span text:style-name="T1"><text:s/>██│└██┌┘██│██┌──██│██│└████│██│██┌──██│██│ <text:s text:c="8"/>██│└██┌┘██│██┌──██│██│└████│ └───██┐██│██│ <text:s text:c="2"/>██│██│└████│</text:span></text:p>
      <text:p text:style-name="P1"><text:span text:style-name="T1"><text:s/>██│ └─┘ ██│██│ <text:s/>██│██│ └███│██│██│ <text:s/>██│└██████┐ <text:s text:c="3"/>██│ └─┘ ██│██│ <text:s/>██│██│ └███│██████┌┘██│└██████┌┘██│ └███│</text:span></text:p>
      <text:p text:style-name="P1"><text:span text:style-name="T1"><text:s/>└─┘ <text:s text:c="4"/>└─┘└─┘ <text:s/>└─┘└─┘ <text:s/>└──┘└─┘└─┘ <text:s/>└─┘ └─────┘ <text:s text:c="3"/>└─┘ <text:s text:c="4"/>└─┘└─┘ <text:s/>└─┘└─┘ <text:s/>└──┘└─────┘ └─┘ └─────┘ └─┘ <text:s/>└──┘</text:span></text:p>
      <text:p text:style-name="P1"><text:span text:style-name="T1"/></text:p>
      <text:p text:style-name="P1"><text:span text:style-name="T1">-------------------------------------------------------------------------------------------------------------</text:span></text:p>
      <text:p text:style-name="P1"><text:span text:style-name="T1"><text:s text:c="2"/>© 2018 <text:s text:c="89"/>Solucja 3DH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<text:s text:c="102"/>Drużyna</text:span></text:p>
      <text:p text:style-name="P1"><text:span text:style-name="T1"><text:s text:c="104"/>Lochy</text:span></text:p>
      <text:p text:style-name="P1"><text:span text:style-name="T1"><text:s text:c="101"/>Początek</text:span></text:p>
      <text:p text:style-name="P1"><text:span text:style-name="T1"><text:s text:c="86"/>Zielona macka i Roślina</text:span></text:p>
      <text:p text:style-name="P1"><text:span text:style-name="T1"><text:s text:c="107"/>Ed</text:span></text:p>
      <text:p text:style-name="P1"><text:span text:style-name="T1"><text:s text:c="92"/>Zardzewiały klucz</text:span></text:p>
      <text:p text:style-name="P1"><text:span text:style-name="T1"><text:s text:c="104"/>Basen</text:span></text:p>
      <text:p text:style-name="P1"><text:span text:style-name="T1"><text:s text:c="105"/>Edna</text:span></text:p>
      <text:p text:style-name="P1"><text:span text:style-name="T1"><text:s text:c="105"/>Sejf</text:span></text:p>
      <text:p text:style-name="P1"><text:span text:style-name="T1"><text:s text:c="97"/>Laboratorium</text:span></text:p>
      <text:p text:style-name="P1"><text:span text:style-name="T1"><text:s text:c="94"/>Fioletowa macka</text:span></text:p>
      <text:p text:style-name="P1"><text:span text:style-name="T1"><text:s text:c="101"/>Dr. Fred</text:span></text:p>
      <text:p text:style-name="P1"><text:span text:style-name="T1"><text:s text:c="103"/>Meteor</text:span></text:p>
      <text:p text:style-name="P1"><text:span text:style-name="T1"/></text:p>
      <text:p text:style-name="P1"><text:span text:style-name="T1"><text:s text:c="105"/>Mapa</text:span></text:p>
      <text:p text:style-name="P1"><text:span text:style-name="T1"><text:s text:c="88"/>PC, C64 Klawiszologia</text:span></text:p>
      <text:p text:style-name="P1"><text:span text:style-name="T1"/></text:p>
      <text:p text:style-name="P1"><text:span text:style-name="T1">-------------------------------------------------------------------------------------------------------------</text:span></text:p>
      <text:p text:style-name="P1"><text:span text:style-name="T1"><text:s text:c="2"/>Drużyna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<text:s text:c="2"/>Dave</text:span></text:p>
      <text:p text:style-name="P1"><text:span text:style-name="T1">Główny bohater. Sandy to jego dziewczyna i to Dave zorganizował akcje ratunkową. Dave nie ma żadnych zdolności.</text:span></text:p>
      <text:p text:style-name="P1"><text:span text:style-name="T1"/></text:p>
      <text:p text:style-name="P1"><text:span text:style-name="T1"><text:s text:c="2"/>Syd</text:span></text:p>
      <text:p text:style-name="P1"><text:span text:style-name="T1">Muzyk. Może pomóc zielonemu w wysłaniu demo kasety. Może też podgrzać chomika w mikrofalówce.</text:span></text:p>
      <text:p text:style-name="P1"><text:span text:style-name="T1"/></text:p>
      <text:p text:style-name="P1"><text:span text:style-name="T1"><text:s text:c="2"/>Michael</text:span></text:p>
      <text:p text:style-name="P1"><text:span text:style-name="T1">Fotograf. Może wywołać zdjęcia dla Ed'a.</text:span></text:p>
      <text:p text:style-name="P1"><text:span text:style-name="T1"/></text:p>
      <text:p text:style-name="P1"><text:span text:style-name="T1"><text:s text:c="2"/>Wendy</text:span></text:p>
      <text:p text:style-name="P1"><text:span text:style-name="T1">Redaktor. Może wysłać poprawiony manuskrypt.</text:span></text:p>
      <text:p text:style-name="P1"><text:span text:style-name="T1"/></text:p>
      <text:p text:style-name="P1"><text:span text:style-name="T1"><text:s text:c="2"/>Bernard</text:span></text:p>
      <text:p text:style-name="P1"><text:span text:style-name="T1">Kujon. Potrafi naprawić telefon i radiostacje. Boi się zielonej macki i może wysadzić dom jeśli przeczyta napis na drzwiach pancernych.</text:span></text:p>
      <text:p text:style-name="P1"><text:span text:style-name="T1"/></text:p>
      <text:p text:style-name="P1"><text:span text:style-name="T1"><text:s text:c="2"/>Razor</text:span></text:p>
      <text:p text:style-name="P1"><text:span text:style-name="T1">Muzyk. Żeńska kopia Syd'a.</text:span></text:p>
      <text:p text:style-name="P1"><text:span text:style-name="T1"/></text:p>
      <text:p text:style-name="P1"><text:span text:style-name="T1"><text:s text:c="2"/>Jeff</text:span></text:p>
      <text:p text:style-name="P1"><text:span text:style-name="T1">Luzak. Potrafi naprawić telefon.</text:span></text:p>
      <text:p text:style-name="P1"><text:span text:style-name="T1"><text:s text:c="2"/></text:span></text:p>
      <text:p text:style-name="P1"><text:span text:style-name="T1"><text:s text:c="2"/>Lochy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<text:s text:c="2"/>W trakcie gry możesz zostać złapany i wrzucony do lochów. Drzwi do lochów otworzysz zardzewiałym kluczem. Jeśli nie masz jeszcze klucza, potrzebujesz pomocy drugiego dzieciaka. Musi on nacisnąć poluzowaną cegłę (loose brick) pod oknem z lewej strony, wtedy na krótki czas drzwi otworzą się, i będziesz mógł uciec jednym z dzieciaków.</text:span></text:p>
      <text:p text:style-name="P1"><text:span text:style-name="T1"/></text:p>
      <text:p text:style-name="P1"><text:span text:style-name="T1"><text:s text:c="2"/>Początek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<text:s text:c="2"/>Po intrze podnieś Dave'em klucz spod wycieraczki i otwórz drzwi. Dzieciakiem #2 podejdź pod skrzynkę na listy. Nie ruszaj go dopóki nie usłyszysz dzwonka do drzwi. To wydarzy się dokładnie po 5 minutach, od momentu kiedy wejdziesz na ostatnie piętro. Wtedy uaktywnij go, podnieś szybko paczkę,i zależnie od tego kogo masz w drużynie (Wendy, Razor albo Syd), oderwij też znaczki.</text:span></text:p>
      <text:p text:style-name="P1"><text:span text:style-name="T1"/></text:p>
      <text:p text:style-name="P1"><text:span text:style-name="T1"><text:s text:c="2"/>Zielona macka i Roślina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<text:s text:c="2"/>Dzieciakiem #3 wejdź do rezydencji, podejdź do głowy gargulca i popchnij ją aby otworzyć drzwi do piwnicy. Wejdź tu Dave'em, a dzieciaka #3 ukryj w pokoju z radiem (drzwi z prawej strony).</text:span></text:p>
      <text:p text:style-name="P1"><text:span text:style-name="T1"/></text:p>
      <text:p text:style-name="P1"><text:span text:style-name="T1"><text:s text:c="2"/>Jeśli w drużynie jest Bernard, przy okazji możesz wyciągnij część z radia. </text:span></text:p>
      <text:p text:style-name="P1"><text:span text:style-name="T1"/></text:p>
      <text:p text:style-name="P1"><text:soft-page-break/><text:span text:style-name="T1"><text:s text:c="2"/>W piwnicy zapal światło i zabierz srebrny klucz. Dave może już iść do kuchni, tylko ostrożnie, bo jest tam też Edna. Po ucieczce znów wejdź do kuchni, Edny już nie będzie. Możesz spokojnie zabrać pepsi z lodówki i ruszyć do spiżarni. </text:span></text:p>
      <text:p text:style-name="P1"><text:span text:style-name="T1"/></text:p>
      <text:p text:style-name="P1"><text:span text:style-name="T1"><text:s text:c="2"/>W spiżarni podnieś pusty słoik i sok z owoców.</text:span></text:p>
      <text:p text:style-name="P1"><text:span text:style-name="T1"/></text:p>
      <text:p text:style-name="P1"><text:span text:style-name="T1"><text:s text:c="2"/>Jeśli wybrałeś Michael'a, spróbuj zabrać płyn (developer) z ostatniej półki. Rozbije się.</text:span></text:p>
      <text:p text:style-name="P1"><text:span text:style-name="T1"/></text:p>
      <text:p text:style-name="P1"><text:span text:style-name="T1"><text:s text:c="2"/>Za drzwiami, które otworzysz srebrnym kluczem z piwnicy, znajdziesz basen. W tym momencie możesz jedynie napełnić pusty słoik wodą z basenu. Zrób to i wracaj.</text:span></text:p>
      <text:p text:style-name="P1"><text:span text:style-name="T1"><text:s text:c="2"/>Na 1 piętrze w pokoju po lewej, podnieś owoce z wosku i rozpuszczalnik (w wersji Deluxe zabierz też pędzel).</text:span></text:p>
      <text:p text:style-name="P1"><text:span text:style-name="T1"><text:s text:c="2"/>Na 2 piętrze nakarm zieloną mackę owocami z wosku i sokiem z owoców (Bernard ucieka jak tylko zobaczy zieloną mackę).</text:span></text:p>
      <text:p text:style-name="P1"><text:span text:style-name="T1"><text:s text:c="2"/>Na 3 piętrze w pierwszym pokoju (z radiostacją) wejdź po drabinie, znajdziesz się w pokoju zielonej macki. Zabierz stąd żółty klucz i płytę (na tym etapie Bernard już nie boi się zielonego).</text:span></text:p>
      <text:p text:style-name="P1"><text:span text:style-name="T1"/></text:p>
      <text:p text:style-name="P1"><text:span text:style-name="T1"><text:s text:c="2"/>UWAGA! Jak tylko usłyszysz dzwonek do drzwi, biegnij po paczkę przed domem. Jeśli w drużynie jest Wendy, Razor albo Syd, nie zapomnij oderwać znaczków z paczki. Dla Michael'a najważniejsza jest sama paczka. Zostaw mu ją.</text:span></text:p>
      <text:p text:style-name="P1"><text:span text:style-name="T1"/></text:p>
      <text:p text:style-name="P1"><text:span text:style-name="T1"><text:s text:c="2"/>W przedostatnich drzwiach, w pokoju z sarkofagiem, poćwicz na "Hunk-O-Matic Machine (TM)". Raz wystarczy.</text:span></text:p>
      <text:p text:style-name="P1"><text:span text:style-name="T1"><text:s text:c="2"/></text:span></text:p>
      <text:p text:style-name="P1"><text:span text:style-name="T1"><text:s text:c="2"/>Jeśli wybrałeś Michael'a, wejdź do łazienki i podnieś gąbkę.</text:span></text:p>
      <text:p text:style-name="P1"><text:span text:style-name="T1"/></text:p>
      <text:p text:style-name="P1"><text:span text:style-name="T1"><text:s text:c="2"/>W ostatnim pokoju użyj wody z basenu i pepsi (w tej kolejności) na roślinie, a rozpuszczalnika na zamalowanej ścianie (w wersji Deluxe potrzebny będzie pędzel i rozpuszczalnik).</text:span></text:p>
      <text:p text:style-name="P1"><text:span text:style-name="T1"/></text:p>
      <text:p text:style-name="P1"><text:span text:style-name="T1"><text:s text:c="2"/>Ed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<text:s text:c="2"/>Czas przeszukać pokój Ed'a (3 drzwi od lewej). Przygotuj się. Dave'a ukryj w pokoju z rośliną albo mumią i zmień sterowanie na dzieciaka przed domem (#2). Zadzwoń do drzwi i odejdź jak najdalej. Po chwili włączy się scenka z Ed'em. Wróć do Dave'a. Teraz ważne jest dobre wyczucie czasu. Nie można iść do pokoju Ed'a za wcześnie, bo będzie stać przed drzwiami i zacznie cię gonić. Odczekaj chwilę, jak będzie bezpiecznie wyjdź. Podnieś szybko chomika, kartę, rozbij świnkę i wyciągnij z niej 1-3 monety.</text:span></text:p>
      <text:p text:style-name="P1"><text:span text:style-name="T1"><text:s text:c="2"/></text:span></text:p>
      <text:p text:style-name="P1"><text:span text:style-name="T1"><text:s text:c="2"/>Gdyby Ed wrócił i nakrył cię na czyszczeniu skarbonki, a nie chcesz skończyć w lochach, możesz oddać mu chomika.</text:span></text:p>
      <text:p text:style-name="P1"><text:span text:style-name="T1"/></text:p>
      <text:p text:style-name="P1"><text:span text:style-name="T1"><text:s text:c="2"/>Zardzewiały klucz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<text:s text:c="2"/>Na parterze poszukaj kasety, można ją znaleźć w pokoju z telefonem. Włącz lampę i przeszukaj ostatni panel. Z kasetą i płytą z pokoju zielonej macki, wejdź do pokoju z fortepianem. Włóż płytę i kasetę, włącz nagrywanie i płytę. Po pęknięciu wazonu możesz wyłączyć nagrywanie i wyciągnąć kasetę.</text:span></text:p>
      <text:p text:style-name="P1"><text:span text:style-name="T1"/></text:p>
      <text:p text:style-name="P1"><text:span text:style-name="T1"><text:s text:c="2"/>Jeśli w drużynie jest Wendy, Razor albo Syd, obejrzyj tv.</text:span></text:p>
      <text:p text:style-name="P1"><text:span text:style-name="T1"/></text:p>
      <text:p text:style-name="P1"><text:span text:style-name="T1"><text:s text:c="2"/>W pokoju na parterze, tym na prawo, włóż kasetę i włącz magnetofon. Nagrany pisk rozbije szyby i żyrandol na którym wisi zardzewiały klucz. Podnieś go, to klucz do lochów.</text:span></text:p>
      <text:p text:style-name="P1"><text:span text:style-name="T1"/></text:p>
      <text:p text:style-name="P1"><text:span text:style-name="T1"><text:s text:c="2"/>Basen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<text:s text:c="2"/>Po ćwiczeniach możesz już wyciągnąć kratę przed domem. Pod dom wejdź dzieciakiem #2.</text:span></text:p>
      <text:p text:style-name="P1"><text:span text:style-name="T1"/></text:p>
      <text:p text:style-name="P1"><text:span text:style-name="T1"><text:s text:c="2"/>Jeśli wybrałeś Michael'a, podaj mu gąbkę. Użyjesz jej na kałuży pod domem.</text:span></text:p>
      <text:p text:style-name="P1"><text:span text:style-name="T1"/></text:p>
      <text:p text:style-name="P1"><text:span text:style-name="T1"><text:s text:c="2"/>Dave idzie na basen.</text:span></text:p>
      <text:p text:style-name="P1"><text:span text:style-name="T1"/></text:p>
      <text:p text:style-name="P1"><text:span text:style-name="T1"><text:s text:c="2"/>Jeśli w drużynie jest Wendy, Razor albo Syd, w kuchni napełnij pusty słoik wodą z kranu i włóż go do mikrofalówki. Później włożysz tam kopertę.</text:span></text:p>
      <text:p text:style-name="P1"><text:span text:style-name="T1"><text:s text:c="2"/></text:span></text:p>
      <text:p text:style-name="P1"><text:span text:style-name="T1"><text:s text:c="2"/>Za bramą jest garaż, dopiero po ćwiczeniach można go otworzyć. W garażu użyj żółtego klucza i otwórz bagażnik, w środku znajdziesz narzędzia.</text:span></text:p>
      <text:p text:style-name="P1"><text:span text:style-name="T1"/></text:p>
      <text:p text:style-name="P1"><text:span text:style-name="T1"><text:s text:c="2"/>Jeśli masz Bernard'a albo Jeff'a, podnieś też kurek z półki.</text:span></text:p>
      <text:p text:style-name="P1"><text:span text:style-name="T1"/></text:p>
      <text:p text:style-name="P1"><text:span text:style-name="T1"><text:s text:c="2"/>Wróć na basen i poczekaj przed drabinką. Dzieciakiem #2, tym pod domem, poszukaj zaworu na końcu korytarza. Przekręć go i szybko wróć do Dave'a. Za chwilę włączy się alarm, pospiesz się.</text:span></text:p>
      <text:p text:style-name="P1"><text:span text:style-name="T1"><text:s text:c="2"/>Na dnie basenu znajdziesz świecący klucz i radio, a w radiu baterie. Zabierz je i natychmiast wyjdź z basenu. </text:span></text:p>
      <text:p text:style-name="P1"><text:span text:style-name="T1"><text:s text:c="2"/>Wróć do dzieciaka #2 i napuść wody do basenu, zalejesz rdzeń reaktora i alarm wyłączy się.</text:span></text:p>
      <text:p text:style-name="P1"><text:span text:style-name="T1"><text:s text:c="2"/>Wracając z basenu podnieś latarkę w kuchni, i włóż do niej baterie z radia.</text:span></text:p>
      <text:p text:style-name="P1"><text:span text:style-name="T1"><text:s text:c="2"/></text:span></text:p>
      <text:p text:style-name="P1"><text:span text:style-name="T1"><text:s text:c="2"/>Edna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<text:s text:c="2"/>Teraz trzeba dostać się do sejfu w pokoju Edny. Można to zrobić na dwa sposoby, z pomocą Bernard'a albo Jeff'a, lub bez nich. </text:span></text:p>
      <text:p text:style-name="P1"><text:soft-page-break/><text:span text:style-name="T1"><text:s text:c="2"/>Zanim wejdziesz do pokoju z sejfem, upewnij się, że oddałeś 2 monety z pokoju Ed'a innemu dzieciakowi. Monety przydadzą się w obserwatorium.</text:span></text:p>
      <text:p text:style-name="P1"><text:span text:style-name="T1"/></text:p>
      <text:p text:style-name="P1"><text:span text:style-name="T1"><text:s text:c="2"/>Bernard i Jeff potrafią naprawić telefon w bibliotece. Podaj jednemu z nich narzędzia. Numer telefonu znajdziesz w łazience z mumią na 3 piętrze. Wystarczy odsłonić zasłonę w wannie i użyć zaworu znalezionego w garażu. Mumia przesunie się i odkryje numer (1547, 2275, 5235, 7537). Masz już naprawiony telefon i numer, przygotuj się. Jeden dzieciak czeka przed drzwiami Edny a drugi dzwoni. Od razu po scence z telefonem wejdź do jej pokoju i zanim wejdziesz po drabinie, podnieś mały klucz.</text:span></text:p>
      <text:p text:style-name="P1"><text:span text:style-name="T1"><text:s text:c="2"/></text:span></text:p>
      <text:p text:style-name="P1"><text:span text:style-name="T1"><text:s text:c="2"/>Bez Bernard'a lub Jeff'a trzeba dać się złapać Ednie jednym z dzieciaków. Zanim Edna wróci następny dzieciak wchodzi, podnosi mały klucz, i wspina się po drabinie do pokoju z sejfem.</text:span></text:p>
      <text:p text:style-name="P1"><text:span text:style-name="T1"><text:s text:c="2"/></text:span></text:p>
      <text:p text:style-name="P1"><text:span text:style-name="T1"><text:s text:c="2"/>Sejf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<text:s text:c="2"/>Na górze zapal światło i odkryj sejf. Zmień dzieciaka i wejdź po roślinie do obserwatorium. Wrzuć dwie monety, i przesuń lunetę dwa razy w prawo. Numer jaki zobaczysz to szyfr do sejfu (0120, 1029, 3621, 4186). W środku znajdziesz kopertę.</text:span></text:p>
      <text:p text:style-name="P1"><text:span text:style-name="T1"><text:s text:c="2"/></text:span></text:p>
      <text:p text:style-name="P1"><text:span text:style-name="T1"><text:s text:c="2"/>UWAGA! Jeśli w drużynie jest Wendy, Razor albo Syd, nie otwieraj koperty! Otworzysz ją dopiero w kuchni, po użyciu mikrofalówki i wody.</text:span></text:p>
      <text:p text:style-name="P1"><text:span text:style-name="T1"><text:s text:c="2"/></text:span></text:p>
      <text:p text:style-name="P1"><text:span text:style-name="T1"><text:s text:c="2"/>Laboratorium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<text:s text:c="2"/>Szyfr można znaleźć dopiero po naprawieniu kabli w pokoju za rośliną. Potrzebne będą narzędzia i latarka z bateriami z radia. Zanim naprawisz kable musisz wyłączyć prąd w piwnicy, albo poczekać na scenę po której doktor sam wyłączy zasilanie na ok 5 min. Po naprawie i jakimś czasie zobaczysz scenę z doktorem grającym na automatach. Jego wynik na tym automacie to szyfr do laboratorium (3301, 5858, 7572, 8640). Automaty działają tylko z ćwierćdolarówkami, znalazłeś jedną w kopercie. Gdybyś chciał ją odzyskać, możesz użyć małego klucza z pokoju Edny.</text:span></text:p>
      <text:p text:style-name="P1"><text:span text:style-name="T1"/></text:p>
      <text:p text:style-name="P1"><text:span text:style-name="T1"><text:s text:c="2"/>Szyfr zmienia się za każdym razem kiedy zobaczysz scenę z doktorkiem i automatami. Nie musisz się przejmować, jeśli w tym czasie drzwi do laboratorium były już otwarte. W innym wypadku trzeba wrócić się do automatów i zdobyć nowy szyfr. </text:span></text:p>
      <text:p text:style-name="P1"><text:span text:style-name="T1"/></text:p>
      <text:p text:style-name="P1"><text:span text:style-name="T1"><text:s text:c="2"/>Fioletowa macka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<text:s text:c="2"/>Świecący klucz i szyfr otworzą drzwi do laboratorium. Zanim tam wejdziesz, przygotuj się na spotkanie z fioletową macką. Tutaj niezbędna okażę się pomoc przyjaciół Dave'a.</text:span></text:p>
      <text:p text:style-name="P1"><text:span text:style-name="T1"/></text:p>
      <text:p text:style-name="P1"><text:span text:style-name="T1"><text:s text:c="2"/>Syd/Razor</text:span></text:p>
      <text:p text:style-name="P1"><text:span text:style-name="T1">Potrzebują kasety, znajdziesz ją w bibliotece. W pokoju z tv włóż kasetę do magnetofonu, włącz nagrywanie i zagraj na fortepianie. Przy okazji obejrzyj tv. W pokoju zielonego włącz kasetę i zabierz demo macki. Teraz trzeba wysłać jego </text:span></text:p>
      <text:p text:style-name="P1"><text:span text:style-name="T1">demo. Potrzebujesz koperty (z sejfu), znaczka (z paczki Ed'a) i adresu (z tv). Z tym wszystkim idziesz do pokoju z rośliną i wpisujesz adres z tv na nienaruszonej kopercie. </text:span></text:p>
      <text:p text:style-name="P1"><text:span text:style-name="T1">Wkładasz demo kasetę, przyklejasz znaczek, i wkładasz do skrzynki pocztowej przed domem. Podnieś flagę, zamknij skrzynkę i poczekaj 5-10 min. Po otrzymaniu kontraktu zanieś go zielonemu. Zielony obiecuje pomóc dzieciakowi który oddał mu kontrakt.</text:span></text:p>
      <text:p text:style-name="P1"><text:span text:style-name="T1"/></text:p>
      <text:p text:style-name="P1"><text:span text:style-name="T1"><text:s text:c="2"/>Michael</text:span></text:p>
      <text:p text:style-name="P1"><text:span text:style-name="T1">Musi oddać paczkę Ed'owi, wtedy usłyszysz coś o zgubionych planach które znajdziesz przed domem. Masz już klisze, teraz musisz znaleźć płyn (developer). Kiedy próbowałeś go podnieść w spiżarni, potłukł się i rozlał pod domem. Wejdź tam z gąbką i użyj jej na kałuży. Na 2 piętrze w ciemni, użyj gąbki z płynem i kliszy. Wywołane zdjęcia zanieś Ed'owi. Od tego momentu Ed obroni naszą drużynę przed fioletową macką.</text:span></text:p>
      <text:p text:style-name="P1"><text:span text:style-name="T1"/></text:p>
      <text:p text:style-name="P1"><text:span text:style-name="T1"><text:s text:c="2"/>Wendy</text:span></text:p>
      <text:p text:style-name="P1"><text:span text:style-name="T1">Podobnie jak Syd i Razor potrzebuje koperty, znaczka i adresu, tyle że zamiast kasety, wysyła poprawiony manuskrypt. Manuskrypt jest w gabinecie doktora, w szufladzie. Popraw go w pokoju z rośliną na maszynie do pisania, dopisz adres na kopercie, doklej znaczki, zapakuj i wyślij. Po 10 min. otrzymasz kontrakt. Fioletowy przepuści cię, kiedy mu go pokażesz.</text:span></text:p>
      <text:p text:style-name="P1"><text:span text:style-name="T1"/></text:p>
      <text:p text:style-name="P1"><text:span text:style-name="T1"><text:s text:c="2"/>Bernard</text:span></text:p>
      <text:p text:style-name="P1"><text:span text:style-name="T1">Musi zanieść część z radia na parterze do pokoju z radiostacją na 3 piętrze. Po naprawie przeczytaj plakat, i wybierz numer w radiostacji. Policjant zjawi się po 5 min. W tym czasie drzwi do laboratorium muszą być otwarte. Kiedy Meteor zostanie aresztowany, podnieś upuszczoną odznakę policjanta, i pokaż ją fioletowemu.</text:span></text:p>
      <text:p text:style-name="P1"><text:span text:style-name="T1"/></text:p>
      <text:p text:style-name="P1"><text:span text:style-name="T1"><text:s text:c="2"/>Dr. Fred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<text:s text:c="2"/>Za fioletową macką jest Dr. Fred i Sandy uwięziona w maszynie Zom-B-Matic. Musisz wyłączyć maszynę i pozbyć się Meteorytu. Przejdź na prawą stronę, otwórz szafkę i załóż kombinezon. Specjalną kartą (z pokoju Ed'a) otwórz drzwi, a za nimi szybko przesuń wajchę. W ten sposób wyłączysz Zom-B-Matic, został jeszcze Meteor.</text:span></text:p>
      <text:p text:style-name="P1"><text:span text:style-name="T1"/></text:p>
      <text:p text:style-name="P1"><text:span text:style-name="T1"><text:s text:c="2"/>Meteor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<text:s text:c="2"/>Jest pięć sposobów na pozbycie się Meteorytu:</text:span></text:p>
      <text:p text:style-name="P1"><text:span text:style-name="T1"/></text:p>
      <text:p text:style-name="P1"><text:soft-page-break/><text:span text:style-name="T1">1. Zabierasz Meteor, wychodzisz drzwiami po prawej, wkładasz go do bagażnika i odpalasz silnik żółtym kluczykiem.</text:span></text:p>
      <text:p text:style-name="P1"><text:span text:style-name="T1">2. Wzywasz policje Bernard'em. Po 5 min. Meteor zostanie aresztowany.</text:span></text:p>
      <text:p text:style-name="P1"><text:span text:style-name="T1">3. Oddajesz Meteorytowi kontrakt Wendy.</text:span></text:p>
      <text:p text:style-name="P1"><text:span text:style-name="T1">4. Wzywasz policje Bernard'em. Zanim Meteor zostanie aresztowany, oddajesz mu kontrakt Wendy.</text:span></text:p>
      <text:p text:style-name="P1"><text:span text:style-name="T1">5. Maniac Mansion NES i Deluxe - Zabierasz Meteor i <text:s/>biegniesz z nim do pokoju z rośliną. Na miejscu karmisz </text:span></text:p>
      <text:p text:style-name="P1"><text:span text:style-name="T1"><text:s text:c="3"/>roślinę Meteorytem.</text:span></text:p>
      <text:p text:style-name="P1"><text:span text:style-name="T1"/></text:p>
      <text:p text:style-name="P1"><text:span text:style-name="T1"><text:s text:c="2"/>Jeśli Dave nie przeżyje, zakończenia będą inne.</text:span></text:p>
      <text:p text:style-name="P1"><text:span text:style-name="T1"/></text:p>
      <text:p text:style-name="P1"><text:span text:style-name="T1">-------------------------------------------------------------------------------------------------------------</text:span></text:p>
      <text:p text:style-name="P1"><text:span text:style-name="T1"><text:s text:c="2"/>Mapa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/></text:p>
      <text:p text:style-name="P1"><text:span text:style-name="T1">A - start</text:span></text:p>
      <text:p text:style-name="P1"><text:span text:style-name="T1">B - główne drzwi</text:span></text:p>
      <text:p text:style-name="P1"><text:span text:style-name="T1">C - piwnica <text:s text:c="28"/>M <text:s/>Y <text:s text:c="9"/>U</text:span></text:p>
      <text:p text:style-name="P1"><text:span text:style-name="T1">D - kuchnia <text:s text:c="28"/>| <text:s/>| <text:s text:c="9"/>|</text:span></text:p>
      <text:p text:style-name="P1"><text:span text:style-name="T1">E - jadalnia <text:s text:c="27"/>L <text:s/>W <text:s/>K <text:s/>I──6 │</text:span></text:p>
      <text:p text:style-name="P1"><text:span text:style-name="T1">F - spiżarnia <text:s text:c="25"/>┌┴──┴──┴──┴───J┴Z</text:span></text:p>
      <text:p text:style-name="P1"><text:span text:style-name="T1">G - pokój z obrazem <text:s text:c="19"/>╪</text:span></text:p>
      <text:p text:style-name="P1"><text:span text:style-name="T1">H - pancerne drzwi <text:s text:c="20"/>╪ <text:s text:c="2"/>7</text:span></text:p>
      <text:p text:style-name="P1"><text:span text:style-name="T1">I - pokój do ćwiczeń <text:s text:c="18"/>└───┴────┐</text:span></text:p>
      <text:p text:style-name="P1"><text:span text:style-name="T1">J - roślina <text:s text:c="36"/>╪</text:span></text:p>
      <text:p text:style-name="P1"><text:span text:style-name="T1">K - pokój Ed'a <text:s text:c="27"/>8 <text:s/>1 <text:s/>╪</text:span></text:p>
      <text:p text:style-name="P1"><text:span text:style-name="T1">L - radiostacja <text:s text:c="22"/>─┬──┴──┴──┘</text:span></text:p>
      <text:p text:style-name="P1"><text:span text:style-name="T1">M - pokój zielonej macki <text:s text:c="14"/>H</text:span></text:p>
      <text:p text:style-name="P1"><text:span text:style-name="T1">N - krata <text:s text:c="25"/>G───┼───T</text:span></text:p>
      <text:p text:style-name="P1"><text:span text:style-name="T1">O - basen <text:s text:c="29"/>╪</text:span></text:p>
      <text:p text:style-name="P1"><text:span text:style-name="T1">P - garaż <text:s text:c="21"/>┌────E&gt; ╪ &lt;─────────F─┐</text:span></text:p>
      <text:p text:style-name="P1"><text:span text:style-name="T1">R - pokój z radiem <text:s text:c="12"/>D <text:s text:c="6"/>╪ <text:s/>C <text:s text:c="9"/>O</text:span></text:p>
      <text:p text:style-name="P1"><text:span text:style-name="T1">S - biblioteka <text:s text:c="9"/>N B────┴───────┴──┼──R────S <text:s/>└─┐</text:span></text:p>
      <text:p text:style-name="P1"><text:span text:style-name="T1">T - pokój z tv <text:s text:c="8"/>─┴─┴───A <text:s text:c="10"/>╪ <text:s text:c="11"/>P</text:span></text:p>
      <text:p text:style-name="P1"><text:span text:style-name="T1">U - obserwatorium <text:s text:c="16"/>┌────4&gt; ╪ &lt;──5───────┘</text:span></text:p>
      <text:p text:style-name="P1"><text:span text:style-name="T1">W - pokój Edny <text:s text:c="19"/>3 <text:s text:c="2"/>2───┘</text:span></text:p>
      <text:p text:style-name="P1"><text:span text:style-name="T1">Y - sejf <text:s text:c="25"/>└───┘</text:span></text:p>
      <text:p text:style-name="P1"><text:span text:style-name="T1">Z - zerwane kable</text:span></text:p>
      <text:p text:style-name="P1"><text:span text:style-name="T1">1 - salon gier</text:span></text:p>
      <text:p text:style-name="P1"><text:span text:style-name="T1">2 - lochy</text:span></text:p>
      <text:p text:style-name="P1"><text:span text:style-name="T1">3 - fioletowa macka</text:span></text:p>
      <text:p text:style-name="P1"><text:span text:style-name="T1">4 - laboratorium</text:span></text:p>
      <text:p text:style-name="P1"><text:span text:style-name="T1">5 - meteor</text:span></text:p>
      <text:p text:style-name="P1"><text:span text:style-name="T1">6 - łazienka</text:span></text:p>
      <text:p text:style-name="P1"><text:span text:style-name="T1">7 - ciemnia</text:span></text:p>
      <text:p text:style-name="P1"><text:span text:style-name="T1">8 - gabinet doktora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-------------------------------------------------------------------------------------------------------------</text:span></text:p>
      <text:p text:style-name="P1"><text:span text:style-name="T1"><text:s text:c="2"/>PC Klawiszologia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/></text:p>
      <text:p text:style-name="P1"><text:span text:style-name="T1">F1 - Dave</text:span></text:p>
      <text:p text:style-name="P1"><text:span text:style-name="T1">F2 - kid #2</text:span></text:p>
      <text:p text:style-name="P1"><text:span text:style-name="T1">F3 - kid #3</text:span></text:p>
      <text:p text:style-name="P1"><text:span text:style-name="T1">F4 - Bypass a cut scene</text:span></text:p>
      <text:p text:style-name="P1"><text:span text:style-name="T1">F5 - Save/Load game (SAVEGAME._*_ file)</text:span></text:p>
      <text:p text:style-name="P1"><text:span text:style-name="T1">F6 - Sound on/off</text:span></text:p>
      <text:p text:style-name="P1"><text:span text:style-name="T1">F8 - Restart game</text:span></text:p>
      <text:p text:style-name="P1"><text:span text:style-name="T1"/></text:p>
      <text:p text:style-name="P1"><text:span text:style-name="T1">Space - Pause</text:span></text:p>
      <text:p text:style-name="P1"><text:span text:style-name="T1">Ctrl c - Quit (or Ctrl F9 in DOSBox)</text:span></text:p>
      <text:p text:style-name="P1"><text:span text:style-name="T1"/></text:p>
      <text:p text:style-name="P1"><text:span text:style-name="T1">Shift W - Write Preference (PREFS file)</text:span></text:p>
      <text:p text:style-name="P1"><text:span text:style-name="T1">Shift R - Load Preference (or type "maniac p" when starting a game)</text:span></text:p>
      <text:p text:style-name="P1"><text:span text:style-name="T1">Shift E - EGA Graphics</text:span></text:p>
      <text:p text:style-name="P1"><text:span text:style-name="T1">Shift S - Snap Scroll on/off</text:span></text:p>
      <text:p text:style-name="P1"><text:span text:style-name="T1">Shift J - Joystick on/off</text:span></text:p>
      <text:p text:style-name="P1"><text:span text:style-name="T1">Shift C - CGA Graphics</text:span></text:p>
      <text:p text:style-name="P1"><text:span text:style-name="T1">Shift V - VGA Graphics</text:span></text:p>
      <text:p text:style-name="P1"><text:span text:style-name="T1">Shift M - Mouse on/off</text:span></text:p>
      <text:p text:style-name="P1"><text:span text:style-name="T1">Shift &gt; - Faster message line speed</text:span></text:p>
      <text:p text:style-name="P1"><text:span text:style-name="T1">Shift &lt; - Slower message line speed</text:span></text:p>
      <text:p text:style-name="P1"><text:span text:style-name="T1"/></text:p>
      <text:p text:style-name="P1"><text:span text:style-name="T1">[q]Push <text:s text:c="2"/>[w]Open <text:s text:c="3"/>[e]Walk to <text:s text:c="2"/>[r]Unlock <text:s text:c="3"/>[t]Turn on</text:span></text:p>
      <text:p text:style-name="P1"><text:span text:style-name="T1">[a]Pull <text:s text:c="2"/>[s]Close <text:s text:c="2"/>[d]Pick up <text:s text:c="2"/>[f]New kid <text:s text:c="2"/>[g]Turn off</text:span></text:p>
      <text:p text:style-name="P1"><text:span text:style-name="T1">[z]Give <text:s text:c="2"/>[x]Read <text:s text:c="3"/>[c]What is <text:s text:c="2"/>[v]Use <text:s text:c="6"/>[b]Fix</text:span></text:p>
      <text:p text:style-name="P1"><text:span text:style-name="T1"/></text:p>
      <text:p text:style-name="P1"><text:span text:style-name="T1">[u]Scroll list up <text:s text:c="3"/>[i]Upper left item <text:s/>[o]Upper right item</text:span></text:p>
      <text:p text:style-name="P1"><text:span text:style-name="T1">[j]Scroll list down <text:s/>[k]Lower left item <text:s/>[l]Lower right item</text:span></text:p>
      <text:p text:style-name="P1"><text:span text:style-name="T1"/></text:p>
      <text:p text:style-name="P1"><text:span text:style-name="T1">-------------------------------------------------------------------------------------------------------------</text:span></text:p>
      <text:p text:style-name="P1"><text:span text:style-name="T1"><text:s text:c="2"/>C64 (Easyflash) Klawiszologia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/></text:p>
      <text:p text:style-name="P1"><text:span text:style-name="T1">Joystick Port 2</text:span></text:p>
      <text:p text:style-name="P1"><text:span text:style-name="T1"/></text:p>
      <text:p text:style-name="P1"><text:span text:style-name="T1">F2 (Shift F1) - Save &amp; Load game *</text:span></text:p>
      <text:p text:style-name="P1"><text:span text:style-name="T1">S - Toogle between two savegame slot</text:span></text:p>
      <text:p text:style-name="P1"><text:span text:style-name="T1">T - Playing time</text:span></text:p>
      <text:p text:style-name="P1"><text:span text:style-name="T1">C - Code (Cheat)</text:span></text:p>
      <text:p text:style-name="P1"><text:span text:style-name="T1"/></text:p>
      <text:p text:style-name="P1"><text:span text:style-name="T1">F1 - Dave</text:span></text:p>
      <text:p text:style-name="P1"><text:span text:style-name="T1">F3 - kid #2</text:span></text:p>
      <text:p text:style-name="P1"><text:span text:style-name="T1">F5 - kid #3</text:span></text:p>
      <text:p text:style-name="P1"><text:span text:style-name="T1">F7 - Bypass a cut scene/Exit from Save &amp; Load game menu</text:span></text:p>
      <text:p text:style-name="P1"><text:span text:style-name="T1"/></text:p>
      <text:p text:style-name="P1"><text:span text:style-name="T1">Space - Pause</text:span></text:p>
      <text:p text:style-name="P1"><text:span text:style-name="T1">F8 (Shift F7) - Restart a game</text:span></text:p>
      <text:p text:style-name="P1"><text:span text:style-name="T1"/></text:p>
      <text:p text:style-name="P1"><text:span text:style-name="T1">Shift + - Faster message line speed</text:span></text:p>
      <text:p text:style-name="P1"><text:span text:style-name="T1">Shift - - Slower message line speed</text:span></text:p>
      <text:p text:style-name="P1"><text:span text:style-name="T1"/></text:p>
      <text:p text:style-name="P1"><text:span text:style-name="T1">* VICE &gt; Settings &gt; Cartridge/IO settings &gt; Easy Flash... &gt; Optimize CRT saving [v], Save CRT on detach [v]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riusz Halaczkiewicz</meta:initial-creator>
    <meta:creation-date>2019-03-12T11:54:47.18</meta:creation-date>
    <dc:date>2019-03-12T12:30:59.90</dc:date>
    <dc:creator>Dariusz Halaczkiewicz</dc:creator>
    <meta:editing-duration>PT20M</meta:editing-duration>
    <meta:editing-cycles>4</meta:editing-cycles>
    <meta:generator>OpenOffice/4.1.5$Win32 OpenOffice.org_project/415m1$Build-9789</meta:generator>
    <meta:printed-by>Dariusz Halaczkiewicz</meta:printed-by>
    <meta:print-date>2019-03-12T12:14:46.83</meta:print-date>
    <meta:document-statistic meta:table-count="0" meta:image-count="0" meta:object-count="0" meta:page-count="5" meta:paragraph-count="211" meta:word-count="2129" meta:character-count="17580"/>
  </office:meta>
</office:document-meta>
</file>